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ource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ource.clear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ource.accept( Class at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Source.hasAttribute( Class at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ource.captureState( AttributeAcceptor acce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ttributeSource.getAttribute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ource.equals( Objec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ttributeSourc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ibuteSource.AttributeSource( AttributeSourc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ource.Attribut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ource.getAttribute( Class at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Source.captur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ource.restoreState( AttributeSourc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Source.addAttribute( Class att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